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ert M. Hart</text:p>
      <text:p text:style-name="P2">81 Oak Hill Dr.</text:p>
      <text:p text:style-name="P2">Arlington, MA 02474</text:p>
      <text:p text:style-name="P1">Personal Statement</text:p>
      <text:p text:style-name="Standard">As a staff member in the Physics Department, I have supported hands-on science education for</text:p>
      <text:p text:style-name="Standard">twelve years at Harvard in several roles. During the past six years, my work has become</text:p>
      <text:p text:style-name="Standard">focussed on helping students to learn through fabrication, both traditional and digital. I would</text:p>
      <text:p text:style-name="Standard">like to continue this work of making-related teaching and community building by creating a</text:p>
      <text:p text:style-name="Standard">course in digital fabrication.</text:p>
      <text:p text:style-name="Standard"/>
      <text:p text:style-name="P1">Education</text:p>
      <text:p text:style-name="Standard">Cornell University, Ithaca, New York Ph.D. 1991 Experimental Physics.</text:p>
      <text:p text:style-name="Standard">Hanover College, Hanover, Indiana B.A. 1978 Physics and Music.</text:p>
      <text:p text:style-name="Standard"/>
      <text:p text:style-name="P1">Employment</text:p>
      <text:p text:style-name="Standard">2006-present. Staff Member, Harvard University Department of Physics, and Physical Science</text:p>
      <text:p text:style-name="Standard">Education group.</text:p>
      <text:p text:style-name="Standard"/>
      <text:p text:style-name="Standard">2002-2005 Teacher of Math, Science, and Music at the Waring School (7-12), Beverly, MA.</text:p>
      <text:p text:style-name="Standard"/>
      <text:p text:style-name="Standard">1996-2001 Principal Staff Scientist, ABIOMED, Inc.</text:p>
      <text:p text:style-name="Standard"/>
      <text:p text:style-name="Standard">1993-1996 Senior Scientist, ABIOMED, Inc. Research and development of medical devices.</text:p>
      <text:p text:style-name="Standard"/>
      <text:p text:style-name="Standard">1991-1992 Visiting Assistant Professor, Departments of Physics, Barnard College, New York,</text:p>
      <text:p text:style-name="Standard">NY, and Union College, Schenectady, NY.</text:p>
      <text:p text:style-name="Standard"/>
      <text:p text:style-name="Standard">1991-1992</text:p>
      <text:p text:style-name="Standard">Visiting Scientist, Ultrafast Optoelectronics Lab, School of Electrical Engineering,</text:p>
      <text:p text:style-name="Standard">Columbia University, New York, NY</text:p>
      <text:p text:style-name="Standard"/>
      <text:p text:style-name="Standard">1985</text:p>
      <text:p text:style-name="Standard">Guest Researcher, Max Planck Institute of Solid State Research, Stuttgart, Germany.</text:p>
      <text:p text:style-name="Standard"/>
      <text:p text:style-name="Standard">1983-1991 Graduate Research Associate, Laboratory of Atomic and Solid State Physics,</text:p>
      <text:p text:style-name="Standard">Cornell</text:p>
      <text:p text:style-name="Standard"/>
      <text:p text:style-name="Standard">1979-1983 Senior Technical Associate, AT&amp;T Bell Laborator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20:41:16.164652807</meta:creation-date>
    <dc:date>2022-07-07T20:42:58.699535950</dc:date>
    <meta:editing-duration>PT1M42S</meta:editing-duration>
    <meta:editing-cycles>1</meta:editing-cycles>
    <meta:document-statistic meta:table-count="0" meta:image-count="0" meta:object-count="0" meta:page-count="1" meta:paragraph-count="28" meta:word-count="202" meta:character-count="1433" meta:non-whitespace-character-count="1259"/>
    <meta:generator>LibreOffice/6.4.7.2$Linux_X86_64 LibreOffice_project/40$Build-2</meta:generator>
  </office:meta>
</office:document-meta>
</file>